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ivi d'opération de maintenance </text:p>
      <text:p text:style-name="Standard"/>
      <text:p text:style-name="Standard">L’une des attentes de SPIE est l'amélioration du suivi des opérations de maintenance. Il existe une application pour gérer les heures, cependant elle est peu optimisée. Pour un meilleur suivi de projet et la mise en place de tableaux de bord mis à jour en temps réel, il nous a semblé pertinent de revoir également cet aspect de l'architecture applicative. Pour répondre à cette attente, nous avons donc identifié les outils suivants :</text:p>
      <text:p text:style-name="Standard"/>
      <text:list xml:id="list3411143688551206469" text:style-name="L1">
        <text:list-item>
          <text:p text:style-name="P2">Planification des taches</text:p>
        </text:list-item>
        <text:list-item>
          <text:p text:style-name="P2">gestion des risques </text:p>
        </text:list-item>
        <text:list-item>
          <text:p text:style-name="P2">gestion des heures</text:p>
        </text:list-item>
        <text:list-item>
          <text:p text:style-name="P2">suivit des coûts </text:p>
        </text:list-item>
        <text:list-item>
          <text:p text:style-name="P2">créer un tableau de bord de suivit de projet </text:p>
        </text:list-item>
        <text:list-item>
          <text:p text:style-name="P2">consulter le tableau de bord. </text:p>
        </text:list-item>
      </text:list>
      <text:p text:style-name="Standard"/>
      <text:p text:style-name="Standard"/>
      <text:p text:style-name="Standard">Pour mettre en place ces outils, nous avons besoin d'accéder et de mettre à jour les données suivantes :</text:p>
      <text:list xml:id="list8825144668998705039" text:style-name="L2">
        <text:list-item>
          <text:p text:style-name="P3">Données technicien</text:p>
        </text:list-item>
        <text:list-item>
          <text:p text:style-name="P3">Opération de maintenance.</text:p>
        </text:list-item>
      </text:list>
      <text:p text:style-name="Standard"><text:s/></text:p>
      <text:p text:style-name="Standard"/>
      <text:p text:style-name="P1">Solution proposée </text:p>
      <text:p text:style-name="P1"/>
      <text:p text:style-name="Standard">L'application <text:span text:style-name="T1">One2Team </text:span><text:span text:style-name="T2">offre une solution Cloud intégrant l'ensemble des outils décrits ci-dessus. Nous proposons donc d'intégrer cette application dans l'architecture applicative de SP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Rispal</meta:initial-creator>
    <meta:creation-date>2015-01-16T09:40:12.84</meta:creation-date>
    <dc:date>2015-01-20T10:37:57.13</dc:date>
    <dc:creator>Simon Rispal</dc:creator>
    <meta:editing-duration>P1DT12H7M28S</meta:editing-duration>
    <meta:editing-cycles>8</meta:editing-cycles>
    <meta:generator>OpenOffice/4.1.0$Win32 OpenOffice.org_project/410m18$Build-9764</meta:generator>
    <meta:document-statistic meta:table-count="0" meta:image-count="0" meta:object-count="0" meta:page-count="1" meta:paragraph-count="14" meta:word-count="160" meta:character-count="985"/>
  </office:meta>
</office:document-meta>
</file>